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SocketServiceIntegrationTests.echo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Config.rsocketStrateg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Controller.echoStream( String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Config.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Controller.echoAsync( String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ServiceIntegrationTests.echoAsy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SocketServiceIntegrationTests.tearDown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Config.messageHandler( RSocketStrategies rsocketStrateg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SocketServiceIntegrationTests.setup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